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8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304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1508in"/>
    </style:style>
    <style:style style:name="co14" style:family="table-column">
      <style:table-column-properties fo:break-before="auto" style:column-width="0.9091in"/>
    </style:style>
    <style:style style:name="co15" style:family="table-column">
      <style:table-column-properties fo:break-before="auto" style:column-width="1.1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103P0" style:volatile="true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0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03P0"/>
    </number:currency-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/>
    <style:style style:name="ce8" style:family="table-cell" style:parent-style-name="Default" style:data-style-name="N10103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103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0103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103"/>
    <style:style style:name="ce12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3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11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Pivot_20_Table_20_Corner">
      <style:table-cell-properties fo:border="0.74pt solid #000000"/>
    </style:style>
    <style:style style:name="ce20" style:family="table-cell" style:parent-style-name="Pivot_20_Table_20_Field">
      <style:table-cell-properties fo:border="0.74pt solid #000000"/>
    </style:style>
    <style:style style:name="ce21" style:family="table-cell" style:parent-style-name="Pivot_20_Table_20_Category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Pivot_20_Table_20_Title" style:data-style-name="N0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Pivot_20_Table_20_Field">
      <style:table-cell-properties fo:border="0.74pt solid #000000"/>
    </style:style>
    <style:style style:name="ce24" style:family="table-cell" style:parent-style-name="Pivot_20_Table_20_Category" style:data-style-name="N0">
      <style:table-cell-properties fo:background-color="#729fcf" fo:border="0.74pt solid #000000"/>
      <style:text-properties fo:font-weight="bold" style:font-weight-asian="bold" style:font-weight-complex="bold"/>
    </style:style>
    <style:style style:name="ce25" style:family="table-cell" style:parent-style-name="Pivot_20_Table_20_Value" style:data-style-name="N103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Pivot_20_Table_20_Result" style:data-style-name="N103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 style:data-style-name="N103"/>
    <style:style style:name="ce28" style:family="table-cell" style:parent-style-name="Pivot_20_Table_20_Value" style:data-style-name="N10103">
      <style:table-cell-properties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Pivot_20_Table_20_Result" style:data-style-name="N10103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 style:data-style-name="N11">
      <style:table-cell-properties fo:border="0.74pt solid #000000"/>
    </style:style>
    <style:style style:name="ce31" style:family="table-cell" style:parent-style-name="Default" style:data-style-name="N11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132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Analysi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3" table:default-cell-style-name="ce3"/>
        <table:table-row table:style-name="ro1">
          <table:table-cell table:style-name="ce1" office:value-type="string" calcext:value-type="string">
            <text:p>Order ID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<text:s text:c="2"/>Sales Rep</text:p>
          </table:table-cell>
          <table:table-cell table:style-name="ce8" office:value-type="string" calcext:value-type="string">
            <text:p>Revenue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Profit</text:p>
          </table:table-cell>
          <table:table-cell/>
          <table:table-cell table:style-name="ce12" office:value-type="string" calcext:value-type="string">
            <text:p>SUMMARY</text:p>
          </table:table-cell>
          <table:table-cell table:style-name="ce15" office:value-type="string" calcext:value-type="string">
            <text:p>METRICS</text:p>
          </table:table-cell>
          <table:table-cell table:number-columns-repeated="16373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5" office:value-type="date" office:date-value="2023-01-05" calcext:value-type="date">
            <text:p>01/05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1200" calcext:value-type="currency">
            <text:p>$1,200</text:p>
          </table:table-cell>
          <table:table-cell table:style-name="ce9" office:value-type="currency" office:currency="USD" office:value="800" calcext:value-type="currency">
            <text:p>$800</text:p>
          </table:table-cell>
          <table:table-cell table:style-name="ce9" office:value-type="currency" office:currency="USD" office:value="400" calcext:value-type="currency">
            <text:p>$400</text:p>
          </table:table-cell>
          <table:table-cell/>
          <table:table-cell table:style-name="ce13" office:value-type="string" calcext:value-type="string">
            <text:p>Total Revenue:</text:p>
          </table:table-cell>
          <table:table-cell table:style-name="ce16" table:formula="of:=SUM([.F2:.F36])" office:value-type="currency" office:currency="USD" office:value="13825" calcext:value-type="currency">
            <text:p>$13,825</text:p>
          </table:table-cell>
          <table:table-cell table:style-name="ce10"/>
          <table:table-cell table:number-columns-repeated="16372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5" office:value-type="date" office:date-value="2023-01-07" calcext:value-type="date">
            <text:p>01/07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350" calcext:value-type="currency">
            <text:p>$350</text:p>
          </table:table-cell>
          <table:table-cell table:style-name="ce9" office:value-type="currency" office:currency="USD" office:value="200" calcext:value-type="currency">
            <text:p>$200</text:p>
          </table:table-cell>
          <table:table-cell table:style-name="ce9" office:value-type="currency" office:currency="USD" office:value="150" calcext:value-type="currency">
            <text:p>$150</text:p>
          </table:table-cell>
          <table:table-cell/>
          <table:table-cell table:style-name="ce13" office:value-type="string" calcext:value-type="string">
            <text:p>Avg Profit Margin:</text:p>
          </table:table-cell>
          <table:table-cell table:style-name="ce17" table:formula="of:=SUM([.H2:.H36])/SUM([.F2:.F36])" office:value-type="percentage" office:value="0.324050632911392" calcext:value-type="percentage">
            <text:p>32.41%</text:p>
          </table:table-cell>
          <table:table-cell table:number-columns-repeated="16373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5" office:value-type="date" office:date-value="2023-01-10" calcext:value-type="date">
            <text:p>01/10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80" calcext:value-type="currency">
            <text:p>$80</text:p>
          </table:table-cell>
          <table:table-cell table:style-name="ce9" office:value-type="currency" office:currency="USD" office:value="50" calcext:value-type="currency">
            <text:p>$50</text:p>
          </table:table-cell>
          <table:table-cell table:style-name="ce9" office:value-type="currency" office:currency="USD" office:value="30" calcext:value-type="currency">
            <text:p>$30</text:p>
          </table:table-cell>
          <table:table-cell/>
          <table:table-cell table:style-name="ce13" office:value-type="string" calcext:value-type="string">
            <text:p>Top Product:</text:p>
          </table:table-cell>
          <table:table-cell table:style-name="ce18" table:formula="of:=INDEX([.C2:.C36];MATCH(MAX([.F2:.F36]);[.F2:.F36];0))" office:value-type="string" office:string-value="Laptop" calcext:value-type="string">
            <text:p>Laptop</text:p>
          </table:table-cell>
          <table:table-cell table:number-columns-repeated="16373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5" office:value-type="date" office:date-value="2023-01-12" calcext:value-type="date">
            <text:p>01/12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50" calcext:value-type="currency">
            <text:p>$50</text:p>
          </table:table-cell>
          <table:table-cell table:style-name="ce9" office:value-type="currency" office:currency="USD" office:value="30" calcext:value-type="currency">
            <text:p>$30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/>
          <table:table-cell table:style-name="ce14" office:value-type="string" calcext:value-type="string">
            <text:p>Top Product Revenue:</text:p>
          </table:table-cell>
          <table:table-cell table:style-name="ce9" table:formula="of:=MAX([.F2:.F36])" office:value-type="currency" office:currency="USD" office:value="1400" calcext:value-type="currency">
            <text:p>$1,400</text:p>
          </table:table-cell>
          <table:table-cell table:number-columns-repeated="16373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5" office:value-type="date" office:date-value="2023-01-15" calcext:value-type="date">
            <text:p>01/15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ohn Doe</text:p>
          </table:table-cell>
          <table:table-cell table:style-name="ce9" office:value-type="currency" office:currency="USD" office:value="1100" calcext:value-type="currency">
            <text:p>$1,100</text:p>
          </table:table-cell>
          <table:table-cell table:style-name="ce9" office:value-type="currency" office:currency="USD" office:value="750" calcext:value-type="currency">
            <text:p>$750</text:p>
          </table:table-cell>
          <table:table-cell table:style-name="ce9" office:value-type="currency" office:currency="USD" office:value="350" calcext:value-type="currency">
            <text:p>$350</text:p>
          </table:table-cell>
          <table:table-cell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5" office:value-type="date" office:date-value="2023-01-18" calcext:value-type="date">
            <text:p>01/18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Northeast</text:p>
          </table:table-cell>
          <table:table-cell table:style-name="ce2" office:value-type="string" calcext:value-type="string">
            <text:p>Jane Smith</text:p>
          </table:table-cell>
          <table:table-cell table:style-name="ce9" office:value-type="currency" office:currency="USD" office:value="150" calcext:value-type="currency">
            <text:p>$150</text:p>
          </table:table-cell>
          <table:table-cell table:style-name="ce9" office:value-type="currency" office:currency="USD" office:value="90" calcext:value-type="currency">
            <text:p>$90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5" office:value-type="date" office:date-value="2023-01-20" calcext:value-type="date">
            <text:p>01/20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300" calcext:value-type="currency">
            <text:p>$300</text:p>
          </table:table-cell>
          <table:table-cell table:style-name="ce9" office:value-type="currency" office:currency="USD" office:value="200" calcext:value-type="currency">
            <text:p>$20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5" office:value-type="date" office:date-value="2023-01-22" calcext:value-type="date">
            <text:p>01/22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400" calcext:value-type="currency">
            <text:p>$400</text:p>
          </table:table-cell>
          <table:table-cell table:style-name="ce9" office:value-type="currency" office:currency="USD" office:value="300" calcext:value-type="currency">
            <text:p>$30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5" office:value-type="date" office:date-value="2023-01-25" calcext:value-type="date">
            <text:p>01/25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320" calcext:value-type="currency">
            <text:p>$320</text:p>
          </table:table-cell>
          <table:table-cell table:style-name="ce9" office:value-type="currency" office:currency="USD" office:value="220" calcext:value-type="currency">
            <text:p>$22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date" office:date-value="2023-01-28" calcext:value-type="date">
            <text:p>01/28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1300" calcext:value-type="currency">
            <text:p>$1,300</text:p>
          </table:table-cell>
          <table:table-cell table:style-name="ce9" office:value-type="currency" office:currency="USD" office:value="850" calcext:value-type="currency">
            <text:p>$850</text:p>
          </table:table-cell>
          <table:table-cell table:style-name="ce9" office:value-type="currency" office:currency="USD" office:value="450" calcext:value-type="currency">
            <text:p>$450</text:p>
          </table:table-cell>
          <table:table-cell table:number-columns-repeated="16376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5" office:value-type="date" office:date-value="2023-02-02" calcext:value-type="date">
            <text:p>02/02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75" calcext:value-type="currency">
            <text:p>$75</text:p>
          </table:table-cell>
          <table:table-cell table:style-name="ce9" office:value-type="currency" office:currency="USD" office:value="45" calcext:value-type="currency">
            <text:p>$45</text:p>
          </table:table-cell>
          <table:table-cell table:style-name="ce9" office:value-type="currency" office:currency="USD" office:value="30" calcext:value-type="currency">
            <text:p>$30</text:p>
          </table:table-cell>
          <table:table-cell table:number-columns-repeated="16376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5" office:value-type="date" office:date-value="2023-02-05" calcext:value-type="date">
            <text:p>02/05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55" calcext:value-type="currency">
            <text:p>$55</text:p>
          </table:table-cell>
          <table:table-cell table:style-name="ce9" office:value-type="currency" office:currency="USD" office:value="35" calcext:value-type="currency">
            <text:p>$35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 table:number-columns-repeated="16376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5" office:value-type="date" office:date-value="2023-02-08" calcext:value-type="date">
            <text:p>02/08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140" calcext:value-type="currency">
            <text:p>$140</text:p>
          </table:table-cell>
          <table:table-cell table:style-name="ce9" office:value-type="currency" office:currency="USD" office:value="80" calcext:value-type="currency">
            <text:p>$80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 table:number-columns-repeated="16376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5" office:value-type="date" office:date-value="2023-02-10" calcext:value-type="date">
            <text:p>02/10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280" calcext:value-type="currency">
            <text:p>$280</text:p>
          </table:table-cell>
          <table:table-cell table:style-name="ce9" office:value-type="currency" office:currency="USD" office:value="190" calcext:value-type="currency">
            <text:p>$190</text:p>
          </table:table-cell>
          <table:table-cell table:style-name="ce9" office:value-type="currency" office:currency="USD" office:value="90" calcext:value-type="currency">
            <text:p>$90</text:p>
          </table:table-cell>
          <table:table-cell table:number-columns-repeated="16376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5" office:value-type="date" office:date-value="2023-02-12" calcext:value-type="date">
            <text:p>02/12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420" calcext:value-type="currency">
            <text:p>$420</text:p>
          </table:table-cell>
          <table:table-cell table:style-name="ce9" office:value-type="currency" office:currency="USD" office:value="320" calcext:value-type="currency">
            <text:p>$32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5" office:value-type="date" office:date-value="2023-02-15" calcext:value-type="date">
            <text:p>02/15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340" calcext:value-type="currency">
            <text:p>$340</text:p>
          </table:table-cell>
          <table:table-cell table:style-name="ce9" office:value-type="currency" office:currency="USD" office:value="240" calcext:value-type="currency">
            <text:p>$24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5" office:value-type="date" office:date-value="2023-02-18" calcext:value-type="date">
            <text:p>02/18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1150" calcext:value-type="currency">
            <text:p>$1,150</text:p>
          </table:table-cell>
          <table:table-cell table:style-name="ce9" office:value-type="currency" office:currency="USD" office:value="780" calcext:value-type="currency">
            <text:p>$780</text:p>
          </table:table-cell>
          <table:table-cell table:style-name="ce9" office:value-type="currency" office:currency="USD" office:value="370" calcext:value-type="currency">
            <text:p>$370</text:p>
          </table:table-cell>
          <table:table-cell table:number-columns-repeated="2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5" office:value-type="date" office:date-value="2023-02-20" calcext:value-type="date">
            <text:p>02/20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85" calcext:value-type="currency">
            <text:p>$85</text:p>
          </table:table-cell>
          <table:table-cell table:style-name="ce9" office:value-type="currency" office:currency="USD" office:value="55" calcext:value-type="currency">
            <text:p>$55</text:p>
          </table:table-cell>
          <table:table-cell table:style-name="ce9" office:value-type="currency" office:currency="USD" office:value="30" calcext:value-type="currency">
            <text:p>$30</text:p>
          </table:table-cell>
          <table:table-cell table:number-columns-repeated="2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5" office:value-type="date" office:date-value="2023-02-22" calcext:value-type="date">
            <text:p>02/22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 table:style-name="ce9" office:value-type="currency" office:currency="USD" office:value="40" calcext:value-type="currency">
            <text:p>$40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 table:number-columns-repeated="2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date" office:date-value="2023-02-25" calcext:value-type="date">
            <text:p>02/25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160" calcext:value-type="currency">
            <text:p>$16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 table:number-columns-repeated="16376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date" office:date-value="2023-03-01" calcext:value-type="date">
            <text:p>03/01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310" calcext:value-type="currency">
            <text:p>$310</text:p>
          </table:table-cell>
          <table:table-cell table:style-name="ce9" office:value-type="currency" office:currency="USD" office:value="210" calcext:value-type="currency">
            <text:p>$21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5" office:value-type="date" office:date-value="2023-03-04" calcext:value-type="date">
            <text:p>03/04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450" calcext:value-type="currency">
            <text:p>$450</text:p>
          </table:table-cell>
          <table:table-cell table:style-name="ce9" office:value-type="currency" office:currency="USD" office:value="350" calcext:value-type="currency">
            <text:p>$35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5" office:value-type="date" office:date-value="2023-03-07" calcext:value-type="date">
            <text:p>03/07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330" calcext:value-type="currency">
            <text:p>$330</text:p>
          </table:table-cell>
          <table:table-cell table:style-name="ce9" office:value-type="currency" office:currency="USD" office:value="230" calcext:value-type="currency">
            <text:p>$23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5" office:value-type="date" office:date-value="2023-03-10" calcext:value-type="date">
            <text:p>03/10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1250" calcext:value-type="currency">
            <text:p>$1,250</text:p>
          </table:table-cell>
          <table:table-cell table:style-name="ce9" office:value-type="currency" office:currency="USD" office:value="820" calcext:value-type="currency">
            <text:p>$820</text:p>
          </table:table-cell>
          <table:table-cell table:style-name="ce9" office:value-type="currency" office:currency="USD" office:value="430" calcext:value-type="currency">
            <text:p>$430</text:p>
          </table:table-cell>
          <table:table-cell table:number-columns-repeated="16376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5" office:value-type="date" office:date-value="2023-03-12" calcext:value-type="date">
            <text:p>03/12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90" calcext:value-type="currency">
            <text:p>$90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 table:style-name="ce9" office:value-type="currency" office:currency="USD" office:value="30" calcext:value-type="currency">
            <text:p>$30</text:p>
          </table:table-cell>
          <table:table-cell table:number-columns-repeated="16376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5" office:value-type="date" office:date-value="2023-03-15" calcext:value-type="date">
            <text:p>03/15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70" calcext:value-type="currency">
            <text:p>$70</text:p>
          </table:table-cell>
          <table:table-cell table:style-name="ce9" office:value-type="currency" office:currency="USD" office:value="50" calcext:value-type="currency">
            <text:p>$50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 table:number-columns-repeated="16376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5" office:value-type="date" office:date-value="2023-03-18" calcext:value-type="date">
            <text:p>03/18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170" calcext:value-type="currency">
            <text:p>$170</text:p>
          </table:table-cell>
          <table:table-cell table:style-name="ce9" office:value-type="currency" office:currency="USD" office:value="110" calcext:value-type="currency">
            <text:p>$110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 table:number-columns-repeated="16376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5" office:value-type="date" office:date-value="2023-03-20" calcext:value-type="date">
            <text:p>03/20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290" calcext:value-type="currency">
            <text:p>$290</text:p>
          </table:table-cell>
          <table:table-cell table:style-name="ce9" office:value-type="currency" office:currency="USD" office:value="200" calcext:value-type="currency">
            <text:p>$200</text:p>
          </table:table-cell>
          <table:table-cell table:style-name="ce9" office:value-type="currency" office:currency="USD" office:value="90" calcext:value-type="currency">
            <text:p>$90</text:p>
          </table:table-cell>
          <table:table-cell table:number-columns-repeated="16376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5" office:value-type="date" office:date-value="2023-03-22" calcext:value-type="date">
            <text:p>03/22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430" calcext:value-type="currency">
            <text:p>$430</text:p>
          </table:table-cell>
          <table:table-cell table:style-name="ce9" office:value-type="currency" office:currency="USD" office:value="330" calcext:value-type="currency">
            <text:p>$33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5" office:value-type="date" office:date-value="2023-03-25" calcext:value-type="date">
            <text:p>03/25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360" calcext:value-type="currency">
            <text:p>$360</text:p>
          </table:table-cell>
          <table:table-cell table:style-name="ce9" office:value-type="currency" office:currency="USD" office:value="260" calcext:value-type="currency">
            <text:p>$26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5" office:value-type="date" office:date-value="2023-03-28" calcext:value-type="date">
            <text:p>03/28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1400" calcext:value-type="currency">
            <text:p>$1,400</text:p>
          </table:table-cell>
          <table:table-cell table:style-name="ce9" office:value-type="currency" office:currency="USD" office:value="900" calcext:value-type="currency">
            <text:p>$900</text:p>
          </table:table-cell>
          <table:table-cell table:style-name="ce9" office:value-type="currency" office:currency="USD" office:value="500" calcext:value-type="currency">
            <text:p>$500</text:p>
          </table:table-cell>
          <table:table-cell table:number-columns-repeated="16376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5" office:value-type="date" office:date-value="2023-03-30" calcext:value-type="date">
            <text:p>03/30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9" office:value-type="currency" office:currency="USD" office:value="95" calcext:value-type="currency">
            <text:p>$95</text:p>
          </table:table-cell>
          <table:table-cell table:style-name="ce9" office:value-type="currency" office:currency="USD" office:value="65" calcext:value-type="currency">
            <text:p>$65</text:p>
          </table:table-cell>
          <table:table-cell table:style-name="ce9" office:value-type="currency" office:currency="USD" office:value="30" calcext:value-type="currency">
            <text:p>$30</text:p>
          </table:table-cell>
          <table:table-cell table:number-columns-repeated="2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5" office:value-type="date" office:date-value="2023-04-02" calcext:value-type="date">
            <text:p>04/02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9" office:value-type="currency" office:currency="USD" office:value="65" calcext:value-type="currency">
            <text:p>$65</text:p>
          </table:table-cell>
          <table:table-cell table:style-name="ce9" office:value-type="currency" office:currency="USD" office:value="45" calcext:value-type="currency">
            <text:p>$45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 table:number-columns-repeated="2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5" office:value-type="date" office:date-value="2023-04-05" calcext:value-type="date">
            <text:p>04/05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9" office:value-type="currency" office:currency="USD" office:value="180" calcext:value-type="currency">
            <text:p>$180</text:p>
          </table:table-cell>
          <table:table-cell table:style-name="ce9" office:value-type="currency" office:currency="USD" office:value="120" calcext:value-type="currency">
            <text:p>$120</text:p>
          </table:table-cell>
          <table:table-cell table:style-name="ce9" office:value-type="currency" office:currency="USD" office:value="60" calcext:value-type="currency">
            <text:p>$60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5" office:value-type="date" office:date-value="2023-04-08" calcext:value-type="date">
            <text:p>04/08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9" office:value-type="currency" office:currency="USD" office:value="320" calcext:value-type="currency">
            <text:p>$320</text:p>
          </table:table-cell>
          <table:table-cell table:style-name="ce9" office:value-type="currency" office:currency="USD" office:value="220" calcext:value-type="currency">
            <text:p>$220</text:p>
          </table:table-cell>
          <table:table-cell table:style-name="ce9" office:value-type="currency" office:currency="USD" office:value="100" calcext:value-type="currency">
            <text:p>$1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11"/>
          <table:table-cell table:number-columns-repeated="16378"/>
        </table:table-row>
        <table:table-row table:style-name="ro2"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11"/>
          <table:table-cell table:number-columns-repeated="16378"/>
        </table:table-row>
        <table:table-row table:style-name="ro1"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11"/>
          <table:table-cell table:number-columns-repeated="16378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 Analysis (Pivot Table)" table:style-name="ta1">
        <table:shapes>
          <draw:frame draw:z-index="0" draw:style-name="gr1" draw:text-style-name="P1" svg:width="6.2988in" svg:height="3.5429in" svg:x="5.2831in" svg:y="0.1846in">
            <draw:object draw:notify-on-update-of-ranges="'Data Analysis (Pivot Table)'.A1:'Data Analysis (Pivot Table)'.A2 'Data Analysis (Pivot Table)'.D3:'Data Analysis (Pivot Table)'.D10 'Data Analysis (Pivot Table)'.B1:'Data Analysis (Pivot Table)'.B2 'Data Analysis (Pivot Table)'.B3:'Data Analysis (Pivot Table)'.B10 'Data Analysis (Pivot Table)'.C1:'Data Analysis (Pivot Table)'.C2 'Data Analysis (Pivot Table)'.C3:'Data Analysis (Pivot Table)'.C10 'Data Analysis (Pivot Table)'.D1:'Data Analysis (Pivot Table)'.D2 'Data Analysis (Pivot Table)'.D3:'Data Analysis (Pivot Table)'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547in" svg:height="2.9689in" svg:x="0in" svg:y="1.9618in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4"/>
        <table:table-row table:style-name="ro2">
          <table:table-cell table:style-name="ce19"/>
          <table:table-cell table:style-name="ce23" office:value-type="string" calcext:value-type="string">
            <text:p>Data</text:p>
          </table:table-cell>
          <table:table-cell table:style-name="ce19"/>
          <table:table-cell table:style-name="ce30"/>
        </table:table-row>
        <table:table-row table:style-name="ro1">
          <table:table-cell table:style-name="ce20" office:value-type="string" calcext:value-type="string">
            <text:p>Product</text:p>
          </table:table-cell>
          <table:table-cell table:style-name="ce24" office:value-type="string" calcext:value-type="string">
            <text:p>Sum - Revenue</text:p>
          </table:table-cell>
          <table:table-cell table:style-name="ce24" office:value-type="string" calcext:value-type="string">
            <text:p>Sum - Profit</text:p>
          </table:table-cell>
          <table:table-cell table:style-name="ce31" office:value-type="string" calcext:value-type="string">
            <text:p>Profit Margin %</text:p>
          </table:table-cell>
        </table:table-row>
        <table:table-row table:style-name="ro1">
          <table:table-cell table:style-name="ce21" office:value-type="string" calcext:value-type="string">
            <text:p>Laptop</text:p>
          </table:table-cell>
          <table:table-cell table:style-name="ce25" office:value-type="currency" office:currency="USD" office:value="7400" calcext:value-type="currency">
            <text:p>$7,400</text:p>
          </table:table-cell>
          <table:table-cell table:style-name="ce28" office:value-type="currency" office:currency="USD" office:value="2500" calcext:value-type="currency">
            <text:p>$2,500</text:p>
          </table:table-cell>
          <table:table-cell table:style-name="ce32" table:formula="of:=[.C3]/[.B3]" office:value-type="percentage" office:value="0.337837837837838" calcext:value-type="percentage">
            <text:p>33.8%</text:p>
          </table:table-cell>
        </table:table-row>
        <table:table-row table:style-name="ro1">
          <table:table-cell table:style-name="ce21" office:value-type="string" calcext:value-type="string">
            <text:p>Tablet</text:p>
          </table:table-cell>
          <table:table-cell table:style-name="ce25" office:value-type="currency" office:currency="USD" office:value="1700" calcext:value-type="currency">
            <text:p>$1,700</text:p>
          </table:table-cell>
          <table:table-cell table:style-name="ce28" office:value-type="currency" office:currency="USD" office:value="400" calcext:value-type="currency">
            <text:p>$400</text:p>
          </table:table-cell>
          <table:table-cell table:style-name="ce32" table:formula="of:=[.C4]/[.B4]" office:value-type="percentage" office:value="0.235294117647059" calcext:value-type="percentage">
            <text:p>23.5%</text:p>
          </table:table-cell>
        </table:table-row>
        <table:table-row table:style-name="ro1">
          <table:table-cell table:style-name="ce21" office:value-type="string" calcext:value-type="string">
            <text:p>Monitor</text:p>
          </table:table-cell>
          <table:table-cell table:style-name="ce25" office:value-type="currency" office:currency="USD" office:value="1700" calcext:value-type="currency">
            <text:p>$1,700</text:p>
          </table:table-cell>
          <table:table-cell table:style-name="ce28" office:value-type="currency" office:currency="USD" office:value="550" calcext:value-type="currency">
            <text:p>$550</text:p>
          </table:table-cell>
          <table:table-cell table:style-name="ce32" table:formula="of:=[.C5]/[.B5]" office:value-type="percentage" office:value="0.323529411764706" calcext:value-type="percentage">
            <text:p>32.4%</text:p>
          </table:table-cell>
        </table:table-row>
        <table:table-row table:style-name="ro1">
          <table:table-cell table:style-name="ce21" office:value-type="string" calcext:value-type="string">
            <text:p>Printer</text:p>
          </table:table-cell>
          <table:table-cell table:style-name="ce25" office:value-type="currency" office:currency="USD" office:value="1500" calcext:value-type="currency">
            <text:p>$1,500</text:p>
          </table:table-cell>
          <table:table-cell table:style-name="ce28" office:value-type="currency" office:currency="USD" office:value="480" calcext:value-type="currency">
            <text:p>$480</text:p>
          </table:table-cell>
          <table:table-cell table:style-name="ce32" table:formula="of:=[.C6]/[.B6]" office:value-type="percentage" office:value="0.32" calcext:value-type="percentage">
            <text:p>32.0%</text:p>
          </table:table-cell>
        </table:table-row>
        <table:table-row table:style-name="ro1">
          <table:table-cell table:style-name="ce21" office:value-type="string" calcext:value-type="string">
            <text:p>Headphones</text:p>
          </table:table-cell>
          <table:table-cell table:style-name="ce25" office:value-type="currency" office:currency="USD" office:value="800" calcext:value-type="currency">
            <text:p>$800</text:p>
          </table:table-cell>
          <table:table-cell table:style-name="ce28" office:value-type="currency" office:currency="USD" office:value="300" calcext:value-type="currency">
            <text:p>$300</text:p>
          </table:table-cell>
          <table:table-cell table:style-name="ce32" table:formula="of:=[.C7]/[.B7]" office:value-type="percentage" office:value="0.375" calcext:value-type="percentage">
            <text:p>37.5%</text:p>
          </table:table-cell>
        </table:table-row>
        <table:table-row table:style-name="ro1">
          <table:table-cell table:style-name="ce21" office:value-type="string" calcext:value-type="string">
            <text:p>Keyboard</text:p>
          </table:table-cell>
          <table:table-cell table:style-name="ce25" office:value-type="currency" office:currency="USD" office:value="425" calcext:value-type="currency">
            <text:p>$425</text:p>
          </table:table-cell>
          <table:table-cell table:style-name="ce28" office:value-type="currency" office:currency="USD" office:value="150" calcext:value-type="currency">
            <text:p>$150</text:p>
          </table:table-cell>
          <table:table-cell table:style-name="ce32" table:formula="of:=[.C8]/[.B8]" office:value-type="percentage" office:value="0.352941176470588" calcext:value-type="percentage">
            <text:p>35.3%</text:p>
          </table:table-cell>
        </table:table-row>
        <table:table-row table:style-name="ro1">
          <table:table-cell table:style-name="ce21" office:value-type="string" calcext:value-type="string">
            <text:p>Mouse</text:p>
          </table:table-cell>
          <table:table-cell table:style-name="ce25" office:value-type="currency" office:currency="USD" office:value="300" calcext:value-type="currency">
            <text:p>$300</text:p>
          </table:table-cell>
          <table:table-cell table:style-name="ce28" office:value-type="currency" office:currency="USD" office:value="100" calcext:value-type="currency">
            <text:p>$100</text:p>
          </table:table-cell>
          <table:table-cell table:style-name="ce32" table:formula="of:=[.C9]/[.B9]" office:value-type="percentage" office:value="0.333333333333333" calcext:value-type="percentage">
            <text:p>33.3%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6" office:value-type="currency" office:currency="USD" office:value="13825" calcext:value-type="currency">
            <text:p>$13,825</text:p>
          </table:table-cell>
          <table:table-cell table:style-name="ce29" office:value-type="currency" office:currency="USD" office:value="4480" calcext:value-type="currency">
            <text:p>$4,480</text:p>
          </table:table-cell>
          <table:table-cell table:style-name="ce33" table:formula="of:=[.C10]/[.B10]" office:value-type="percentage" office:value="0.324050632911392" calcext:value-type="percentage">
            <text:p>32.4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7"/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'Data Analysis (Pivot Table)'.A2:'Data Analysis (Pivot Table)'.D9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Data Analysis (Pivot Table)'.A1:'Data Analysis (Pivot Table)'.C10" table:buttons="'Data Analysis (Pivot Table)'.A2 'Data Analysis (Pivot Table)'.B1" table:show-filter-button="false" table:drill-down-on-double-click="false">
          <table:source-cell-range table:cell-range-address="'Data Analysis'.A1:'Data Analysis'.H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Headphones" table:display="true" table:show-details="true"/>
                <table:data-pilot-member table:name="Keyboard" table:display="true" table:show-details="true"/>
                <table:data-pilot-member table:name="Laptop" table:display="true" table:show-details="true"/>
                <table:data-pilot-member table:name="Monitor" table:display="true" table:show-details="true"/>
                <table:data-pilot-member table:name="Mouse" table:display="true" table:show-details="true"/>
                <table:data-pilot-member table:name="Printer" table:display="true" table:show-details="true"/>
                <table:data-pilot-member table:name="Tabl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" table:orientation="data" table:used-hierarchy="0" table:function="sum">
            <table:data-pilot-level table:show-empty="false" calcext:repeat-item-labels="false">
              <table:data-pilot-members>
                <table:data-pilot-member table:name="$50" table:display="true" table:show-details="true"/>
                <table:data-pilot-member table:name="$55" table:display="true" table:show-details="true"/>
                <table:data-pilot-member table:name="$60" table:display="true" table:show-details="true"/>
                <table:data-pilot-member table:name="$65" table:display="true" table:show-details="true"/>
                <table:data-pilot-member table:name="$70" table:display="true" table:show-details="true"/>
                <table:data-pilot-member table:name="$75" table:display="true" table:show-details="true"/>
                <table:data-pilot-member table:name="$80" table:display="true" table:show-details="true"/>
                <table:data-pilot-member table:name="$85" table:display="true" table:show-details="true"/>
                <table:data-pilot-member table:name="$90" table:display="true" table:show-details="true"/>
                <table:data-pilot-member table:name="$95" table:display="true" table:show-details="true"/>
                <table:data-pilot-member table:name="$140" table:display="true" table:show-details="true"/>
                <table:data-pilot-member table:name="$150" table:display="true" table:show-details="true"/>
                <table:data-pilot-member table:name="$160" table:display="true" table:show-details="true"/>
                <table:data-pilot-member table:name="$170" table:display="true" table:show-details="true"/>
                <table:data-pilot-member table:name="$180" table:display="true" table:show-details="true"/>
                <table:data-pilot-member table:name="$280" table:display="true" table:show-details="true"/>
                <table:data-pilot-member table:name="$290" table:display="true" table:show-details="true"/>
                <table:data-pilot-member table:name="$300" table:display="true" table:show-details="true"/>
                <table:data-pilot-member table:name="$310" table:display="true" table:show-details="true"/>
                <table:data-pilot-member table:name="$320" table:display="true" table:show-details="true"/>
                <table:data-pilot-member table:name="$330" table:display="true" table:show-details="true"/>
                <table:data-pilot-member table:name="$340" table:display="true" table:show-details="true"/>
                <table:data-pilot-member table:name="$350" table:display="true" table:show-details="true"/>
                <table:data-pilot-member table:name="$360" table:display="true" table:show-details="true"/>
                <table:data-pilot-member table:name="$400" table:display="true" table:show-details="true"/>
                <table:data-pilot-member table:name="$420" table:display="true" table:show-details="true"/>
                <table:data-pilot-member table:name="$430" table:display="true" table:show-details="true"/>
                <table:data-pilot-member table:name="$450" table:display="true" table:show-details="true"/>
                <table:data-pilot-member table:name="$1,100" table:display="true" table:show-details="true"/>
                <table:data-pilot-member table:name="$1,150" table:display="true" table:show-details="true"/>
                <table:data-pilot-member table:name="$1,200" table:display="true" table:show-details="true"/>
                <table:data-pilot-member table:name="$1,250" table:display="true" table:show-details="true"/>
                <table:data-pilot-member table:name="$1,300" table:display="true" table:show-details="true"/>
                <table:data-pilot-member table:name="$1,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fit" table:orientation="data" table:used-hierarchy="0" table:function="sum">
            <table:data-pilot-level table:show-empty="false" calcext:repeat-item-labels="false">
              <table:data-pilot-members>
                <table:data-pilot-member table:name="$20" table:display="true" table:show-details="true"/>
                <table:data-pilot-member table:name="$30" table:display="true" table:show-details="true"/>
                <table:data-pilot-member table:name="$60" table:display="true" table:show-details="true"/>
                <table:data-pilot-member table:name="$90" table:display="true" table:show-details="true"/>
                <table:data-pilot-member table:name="$100" table:display="true" table:show-details="true"/>
                <table:data-pilot-member table:name="$150" table:display="true" table:show-details="true"/>
                <table:data-pilot-member table:name="$350" table:display="true" table:show-details="true"/>
                <table:data-pilot-member table:name="$370" table:display="true" table:show-details="true"/>
                <table:data-pilot-member table:name="$400" table:display="true" table:show-details="true"/>
                <table:data-pilot-member table:name="$430" table:display="true" table:show-details="true"/>
                <table:data-pilot-member table:name="$450" table:display="true" table:show-details="true"/>
                <table:data-pilot-member table:name="$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number:percentage-style style:name="N130">
      <number:number number:decimal-places="3" number:min-decimal-places="3" number:min-integer-digits="1"/>
      <number:text>%</number:text>
    </number:percentage-style>
    <number:percentage-style style:name="N131">
      <number:number number:decimal-places="4" number:min-decimal-places="4" number:min-integer-digits="1"/>
      <number:text>%</number:text>
    </number:percentage-style>
    <number:percentage-style style:name="N132">
      <number:number number:decimal-places="1" number:min-decimal-places="1" number:min-integer-digits="1"/>
      <number:text>%</number:text>
    </number:percentage-style>
    <number:currency-style style:name="N10129P0" style:volatile="true" number:language="en" number:country="US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10:38.505784496</meta:creation-date>
    <dc:date>2025-04-08T21:30:10.354703080</dc:date>
    <meta:editing-duration>PT41M34S</meta:editing-duration>
    <meta:editing-cycles>3</meta:editing-cycles>
    <meta:generator>LibreOffice/24.2.7.2$Linux_X86_64 LibreOffice_project/420$Build-2</meta:generator>
    <meta:document-statistic meta:table-count="2" meta:cell-count="33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percentage-style style:name="N13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Revenue by Product</text:p>
        </chart:title>
        <chart:legend chart:legend-position="end" svg:x="12.044cm" svg:y="3.703cm" style:legend-expansion="high" chart:style-name="ch3"/>
        <chart:plot-area chart:style-name="ch4" table:cell-range-address="'Data Analysis (Pivot Table)'.A1:'Data Analysis (Pivot Table)'.D2 'Data Analysis (Pivot Table)'.B3:'Data Analysis (Pivot Table)'.D10" chart:data-source-has-labels="both" svg:x="0.32cm" svg:y="1.275cm" svg:width="11.404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8cm" svg:y="1.379cm" svg:width="9.936cm" svg:height="6.7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Data Analysis (Pivot Table)'.D3:'Data Analysis (Pivot Table)'.D1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Data Analysis (Pivot Table)'.B3:'Data Analysis (Pivot Table)'.B10" chart:label-cell-address="'Data Analysis (Pivot Table)'.B1:'Data Analysis (Pivot Table)'.B2" chart:class="chart:bar">
            <chart:data-point chart:repeated="8"/>
          </chart:series>
          <chart:series chart:style-name="ch10" chart:values-cell-range-address="'Data Analysis (Pivot Table)'.C3:'Data Analysis (Pivot Table)'.C10" chart:label-cell-address="'Data Analysis (Pivot Table)'.C1:'Data Analysis (Pivot Table)'.C2" chart:class="chart:bar">
            <chart:data-point chart:repeated="8"/>
          </chart:series>
          <chart:series chart:style-name="ch11" chart:values-cell-range-address="'Data Analysis (Pivot Table)'.D3:'Data Analysis (Pivot Table)'.D10" chart:label-cell-address="'Data Analysis (Pivot Table)'.D1:'Data Analysis (Pivot Table)'.D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Sum - Revenue</text:p>
                <text:list>
                  <text:list-item>
                    <text:p>Data</text:p>
                  </text:list-item>
                  <text:list-item>
                    <text:p>Sum - Revenue</text:p>
                  </text:list-item>
                </text:list>
                <draw:g>
                  <svg:desc>'Data Analysis (Pivot Table)'.B1:'Data Analysis (Pivot Table)'.B2</svg:desc>
                </draw:g>
              </table:table-cell>
              <table:table-cell office:value-type="string">
                <text:p>Sum - Profit</text:p>
                <text:list>
                  <text:list-item>
                    <text:p/>
                  </text:list-item>
                  <text:list-item>
                    <text:p>Sum - Profit</text:p>
                  </text:list-item>
                </text:list>
                <draw:g>
                  <svg:desc>'Data Analysis (Pivot Table)'.C1:'Data Analysis (Pivot Table)'.C2</svg:desc>
                </draw:g>
              </table:table-cell>
              <table:table-cell office:value-type="string">
                <text:p>Profit Margin %</text:p>
                <text:list>
                  <text:list-item>
                    <text:p/>
                  </text:list-item>
                  <text:list-item>
                    <text:p>Profit Margin %</text:p>
                  </text:list-item>
                </text:list>
                <draw:g>
                  <svg:desc>'Data Analysis (Pivot Table)'.D1:'Data Analysis (Pivot Table)'.D2</svg:desc>
                </draw:g>
              </table:table-cell>
            </table:table-row>
          </table:table-header-rows>
          <table:table-rows>
            <table:table-row>
              <table:table-cell office:value-type="float" office:value="0.337837837837838">
                <text:p>0.337837837837838</text:p>
                <draw:g>
                  <svg:desc>'Data Analysis (Pivot Table)'.D3:'Data Analysis (Pivot Table)'.D10</svg:desc>
                </draw:g>
              </table:table-cell>
              <table:table-cell office:value-type="float" office:value="7400">
                <text:p>7400</text:p>
                <draw:g>
                  <svg:desc>'Data Analysis (Pivot Table)'.B3:'Data Analysis (Pivot Table)'.B10</svg:desc>
                </draw:g>
              </table:table-cell>
              <table:table-cell office:value-type="float" office:value="2500">
                <text:p>2500</text:p>
                <draw:g>
                  <svg:desc>'Data Analysis (Pivot Table)'.C3:'Data Analysis (Pivot Table)'.C10</svg:desc>
                </draw:g>
              </table:table-cell>
              <table:table-cell office:value-type="float" office:value="0.337837837837838">
                <text:p>0.337837837837838</text:p>
                <draw:g>
                  <svg:desc>'Data Analysis (Pivot Table)'.D3:'Data Analysis (Pivot Table)'.D10</svg:desc>
                </draw:g>
              </table:table-cell>
            </table:table-row>
            <table:table-row>
              <table:table-cell office:value-type="float" office:value="0.235294117647059">
                <text:p>0.235294117647059</text:p>
              </table:table-cell>
              <table:table-cell office:value-type="float" office:value="1700">
                <text:p>1700</text:p>
              </table:table-cell>
              <table:table-cell office:value-type="float" office:value="400">
                <text:p>400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float" office:value="0.323529411764706">
                <text:p>0.323529411764706</text:p>
              </table:table-cell>
              <table:table-cell office:value-type="float" office:value="1700">
                <text:p>1700</text:p>
              </table:table-cell>
              <table:table-cell office:value-type="float" office:value="550">
                <text:p>550</text:p>
              </table:table-cell>
              <table:table-cell office:value-type="float" office:value="0.323529411764706">
                <text:p>0.32352941176470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500">
                <text:p>1500</text:p>
              </table:table-cell>
              <table:table-cell office:value-type="float" office:value="480">
                <text:p>4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352941176470588">
                <text:p>0.352941176470588</text:p>
              </table:table-cell>
              <table:table-cell office:value-type="float" office:value="425">
                <text:p>425</text:p>
              </table:table-cell>
              <table:table-cell office:value-type="float" office:value="150">
                <text:p>150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324050632911392">
                <text:p>0.324050632911392</text:p>
              </table:table-cell>
              <table:table-cell office:value-type="float" office:value="13825">
                <text:p>13825</text:p>
              </table:table-cell>
              <table:table-cell office:value-type="float" office:value="4480">
                <text:p>4480</text:p>
              </table:table-cell>
              <table:table-cell office:value-type="float" office:value="0.324050632911392">
                <text:p>0.324050632911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316cm" svg:height="7.542cm" xlink:href=".." xlink:type="simple" loext:data-pilot-source="DataPilot1" chart:class="chart:circle" chart:style-name="ch1">
        <chart:legend chart:legend-position="end" svg:x="8.63cm" svg:y="1.478cm" style:legend-expansion="high" chart:style-name="ch2"/>
        <chart:plot-area chart:style-name="ch3" table:cell-range-address="PivotChart" chart:data-source-has-labels="column" svg:x="0.35cm" svg:y="0.35cm" svg:width="7.93cm" svg:height="5.9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0.942cm" svg:width="7.93cm" svg:height="4.75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PT@data 1" chart:label-cell-address="PT@label 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evenue</text:p>
                <draw:g>
                  <svg:desc>PT@label 0</svg:desc>
                </draw:g>
              </table:table-cell>
              <table:table-cell office:value-type="string">
                <text:p>Sum - Profi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blet</text:p>
                <draw:g>
                  <svg:desc>PT@categories</svg:desc>
                </draw:g>
              </table:table-cell>
              <table:table-cell office:value-type="float" office:value="1700">
                <text:p>1700</text:p>
                <draw:g>
                  <svg:desc>PT@data 0</svg:desc>
                </draw:g>
              </table:table-cell>
              <table:table-cell office:value-type="float" office:value="400">
                <text:p>40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Printer</text:p>
              </table:table-cell>
              <table:table-cell office:value-type="float" office:value="1500">
                <text:p>15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onitor</text:p>
              </table:table-cell>
              <table:table-cell office:value-type="float" office:value="1700">
                <text:p>17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7400">
                <text:p>74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Keyboard</text:p>
              </table:table-cell>
              <table:table-cell office:value-type="float" office:value="425">
                <text:p>4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Headphones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